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5.777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756cm" fo:min-width="0cm"/>
    </style:style>
    <style:style style:name="gr3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5.777cm" fo:min-width="0cm"/>
    </style:style>
    <style:style style:name="gr4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9.75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1.653cm"/>
    </style:style>
    <style:style style:name="gr6" style:family="graphic" style:parent-style-name="standard">
      <style:graphic-properties draw:stroke="none" draw:fill-color="#808080" draw:textarea-horizontal-align="justify" draw:textarea-vertical-align="middle" draw:auto-grow-height="false" fo:min-height="0.7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56cm"/>
    </style:style>
    <style:style style:name="gr10" style:family="graphic" style:parent-style-name="standard">
      <style:graphic-properties draw:stroke="none" draw:fill-color="#808080" draw:textarea-horizontal-align="justify" draw:textarea-vertical-align="middle" draw:auto-grow-height="false" fo:min-height="0.758cm" fo:min-width="0cm"/>
    </style:style>
    <style:style style:name="gr11" style:family="graphic" style:parent-style-name="standard">
      <style:graphic-properties draw:stroke="none" draw:fill-color="#808080" draw:textarea-horizontal-align="justify" draw:textarea-vertical-align="middle" draw:auto-grow-height="false" fo:min-height="0.772cm" fo:min-width="0cm"/>
    </style:style>
    <style:style style:name="gr12" style:family="graphic" style:parent-style-name="standard">
      <style:graphic-properties draw:stroke="none" draw:fill-color="#808080" draw:textarea-horizontal-align="justify" draw:textarea-vertical-align="middle" draw:auto-grow-height="false" fo:min-height="0.8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loext:graphic-properties draw:fill="none" draw:fill-color="#ffffff"/>
      <style:text-properties fo:font-size="80pt" style:font-size-asian="80pt" style:font-size-complex="80pt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63cm" svg:height="6.027cm" svg:x="1cm" svg:y="2.9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0.006cm" svg:x="3.006cm" svg:y="2.9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49cm" svg:height="10.006cm" svg:x="5.014cm" svg:y="2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62cm" svg:height="6.027cm" svg:x="8.96cm" svg:y="2.9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53cm" svg:height="10.006cm" svg:x="10.966cm" svg:y="2.9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51cm" svg:height="10.006cm" svg:x="13.017cm" svg:y="2.9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69cm" svg:height="6.027cm" svg:x="18.004cm" svg:y="2.9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6cm" svg:height="10.006cm" svg:x="20.01cm" svg:y="2.9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47cm" svg:height="10.006cm" svg:x="22.061cm" svg:y="2.99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153cm" svg:height="3.409cm" svg:x="6.324cm" svg:y="7.039cm">
          <draw:text-box>
            <text:p><text:span text:style-name="T1">+</text:span></text:p>
          </draw:text-box>
        </draw:frame>
        <draw:frame draw:style-name="gr5" draw:text-style-name="P3" draw:layer="layout" svg:width="2.153cm" svg:height="3.409cm" svg:x="15cm" svg:y="7.062cm">
          <draw:text-box>
            <text:p><text:span text:style-name="T1">=</text:span></text:p>
          </draw:text-box>
        </draw:frame>
        <draw:custom-shape draw:style-name="gr6" draw:text-style-name="P4" draw:layer="layout" svg:width="0.461cm" svg:height="0.973cm" svg:x="18.012cm" svg:y="2.9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65cm" svg:height="0.973cm" svg:x="18.008cm" svg:y="4.9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61cm" svg:height="0.973cm" svg:x="18.006cm" svg:y="5.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61cm" svg:height="0.973cm" svg:x="20.003cm" svg:y="3.9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54cm" svg:height="0.973cm" svg:x="20.014cm" svg:y="7.9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53cm" svg:height="0.973cm" svg:x="20.015cm" svg:y="8.9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44cm" svg:height="0.973cm" svg:x="20.021cm" svg:y="12.0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58cm" svg:height="0.973cm" svg:x="20.012cm" svg:y="6.0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48cm" svg:height="0.973cm" svg:x="22.058cm" svg:y="2.9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4cm" svg:height="0.973cm" svg:x="22.062cm" svg:y="4.9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46cm" svg:height="0.973cm" svg:x="22.058cm" svg:y="8.0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4cm" svg:height="0.973cm" svg:x="22.066cm" svg:y="9.9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48cm" svg:height="0.973cm" svg:x="22.058cm" svg:y="10.94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335cm" svg:height="0.962cm" svg:x="10.419cm" svg:y="1cm">
          <draw:text-box>
            <text:p>Father</text:p>
          </draw:text-box>
        </draw:frame>
        <draw:frame draw:style-name="gr8" draw:text-style-name="P5" draw:layer="layout" svg:width="2.475cm" svg:height="0.962cm" svg:x="2.323cm" svg:y="1cm">
          <draw:text-box>
            <text:p>Mother</text:p>
          </draw:text-box>
        </draw:frame>
        <draw:frame draw:style-name="gr9" draw:text-style-name="P7" draw:layer="layout" svg:width="3.956cm" svg:height="1.673cm" svg:x="18.577cm" svg:y="1cm">
          <draw:text-box>
            <text:p text:style-name="P6">Random<text:line-break/>(0.5 mother)</text:p>
          </draw:text-box>
        </draw:frame>
        <draw:custom-shape draw:style-name="gr1" draw:text-style-name="P1" draw:layer="layout" svg:width="0.463cm" svg:height="6.027cm" svg:x="1.546cm" svg:y="3.0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43cm" svg:height="10.006cm" svg:x="3.569cm" svg:y="2.9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49cm" svg:height="10.006cm" svg:x="5.543cm" svg:y="2.9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62cm" svg:height="6.027cm" svg:x="9.541cm" svg:y="3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53cm" svg:height="10.006cm" svg:x="11.564cm" svg:y="2.9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51cm" svg:height="10.006cm" svg:x="13.538cm" svg:y="2.9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69cm" svg:height="6.027cm" svg:x="18.536cm" svg:y="2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6cm" svg:height="10.006cm" svg:x="20.539cm" svg:y="2.9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6cm" svg:height="10.006cm" svg:x="22.553cm" svg:y="2.9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61cm" svg:height="0.973cm" svg:x="18.539cm" svg:y="3.9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65cm" svg:height="0.973cm" svg:x="18.543cm" svg:y="8.0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61cm" svg:height="0.973cm" svg:x="18.538cm" svg:y="5.9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61cm" svg:height="0.973cm" svg:x="20.536cm" svg:y="3.0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58cm" svg:height="0.973cm" svg:x="20.552cm" svg:y="4.9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54cm" svg:height="0.973cm" svg:x="20.546cm" svg:y="7.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445cm" svg:height="1.008cm" svg:x="20.547cm" svg:y="10.0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48cm" svg:height="0.973cm" svg:x="22.562cm" svg:y="3.9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4cm" svg:height="0.973cm" svg:x="22.558cm" svg:y="5.98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446cm" svg:height="1.022cm" svg:x="22.557cm" svg:y="6.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4cm" svg:height="0.973cm" svg:x="22.562cm" svg:y="9.9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448cm" svg:height="1.07cm" svg:x="22.561cm" svg:y="11.9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44cm" svg:height="0.973cm" svg:x="20.546cm" svg:y="11.02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7-05-29T17:10:30.494971007</meta:creation-date>
    <dc:date>2017-05-30T11:13:57.132960980</dc:date>
    <dc:creator>Sergey Budaev</dc:creator>
    <meta:editing-duration>PT36M50S</meta:editing-duration>
    <meta:editing-cycles>7</meta:editing-cycles>
    <meta:generator>LibreOffice/5.1.6.2$Linux_X86_64 LibreOffice_project/07ac168c60a517dba0f0d7bc7540f5afa45f0909</meta:generator>
    <meta:document-statistic meta:object-count="49"/>
  </office:meta>
</office:document-meta>
</file>